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.Helvetica Neue DeskInterface" svg:font-family="'.Helvetica Neue DeskInterfa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087"/>
    </style:style>
    <style:style style:name="P2" style:family="paragraph" style:parent-style-name="Text_20_body">
      <style:text-properties officeooo:rsid="00020087"/>
    </style:style>
    <style:style style:name="P3" style:family="paragraph" style:parent-style-name="Text_20_body">
      <style:paragraph-properties fo:margin-left="0cm" fo:margin-right="0cm" fo:text-indent="1.27cm" style:auto-text-indent="false"/>
    </style:style>
    <style:style style:name="P4" style:family="paragraph" style:parent-style-name="Text_20_body">
      <style:paragraph-properties fo:margin-left="0cm" fo:margin-right="0cm" fo:text-indent="1.27cm" style:auto-text-indent="false"/>
      <style:text-properties officeooo:rsid="00020087" officeooo:paragraph-rsid="00020087"/>
    </style:style>
    <style:style style:name="T1" style:family="text">
      <style:text-properties style:font-name="Angsana New" fo:font-size="16pt"/>
    </style:style>
    <style:style style:name="T2" style:family="text">
      <style:text-properties style:font-name="Angsana New" fo:font-size="16pt" fo:language="none" fo:country="none"/>
    </style:style>
    <style:style style:name="T3" style:family="text">
      <style:text-properties style:font-name-complex="Angsana New" style:font-size-complex="16pt"/>
    </style:style>
    <style:style style:name="T4" style:family="text">
      <style:text-properties style:font-name-complex="Angsana New" style:font-size-complex="16pt" style:language-complex="none" style:country-complex="none"/>
    </style:style>
    <style:style style:name="T5" style:family="text">
      <style:text-properties officeooo:rsid="00020087" style:font-name-complex="Angsana New" style:font-size-complex="1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การออกแบบระบบ</text:p>
      <text:p text:style-name="P1"><text:tab/>จากการกระบวนการวิเคราะห์ข้อมูล ผู้จัดทำจึงทำการออกแบบหน้าจอของแอพลิเคชั่น ตามกระบวนการการทำงานได้ดังนี้</text:p>
      <text:p text:style-name="P1"><text:s/>***** <text:s text:c="2"/>เอารูปหน้าจอ มาใส่ได้เลยครับ ให้ไปใน Flash Drive แล้ว</text:p>
      <text:p text:style-name="P1"/>
      <text:p text:style-name="P1"/>
      <text:p text:style-name="P2"><text:span text:style-name="T2"><office:annotation><dc:date>2015-05-14T16:30:29.244927000</dc:date><text:list text:style-name=""><text:list-item><text:p>&lt;!--[if gte mso 9]&gt;&lt;xml&gt;</text:p></text:list-item></text:list><text:p><text:s/>&lt;o:DocumentProperties&gt;</text:p><text:p><text:s text:c="2"/>&lt;o:Revision&gt;0&lt;/o:Revision&gt;</text:p><text:p><text:s text:c="2"/>&lt;o:TotalTime&gt;0&lt;/o:TotalTime&gt;</text:p><text:p><text:s text:c="2"/>&lt;o:Pages&gt;1&lt;/o:Pages&gt;</text:p><text:p><text:s text:c="2"/>&lt;o:Words&gt;59&lt;/o:Words&gt;</text:p><text:p><text:s text:c="2"/>&lt;o:Characters&gt;337&lt;/o:Characters&gt;</text:p><text:p><text:s text:c="2"/>&lt;o:Company&gt;tonya_0@hotmail.com&lt;/o:Company&gt;</text:p><text:p><text:s text:c="2"/>&lt;o:Lines&gt;2&lt;/o:Lines&gt;</text:p><text:p><text:s text:c="2"/>&lt;o:Paragraphs&gt;1&lt;/o:Paragraphs&gt;</text:p><text:p><text:s text:c="2"/>&lt;o:CharactersWithSpaces&gt;395&lt;/o:CharactersWithSpaces&gt;</text:p><text:p><text:s text:c="2"/>&lt;o:Version&gt;14.0&lt;/o:Version&gt;</text:p><text:p><text:s/>&lt;/o:DocumentProperties&gt;</text:p><text:p>&lt;/xml&gt;&lt;![endif]--&gt;</text:p></office:annotation></text:span><text:span text:style-name="T2"><office:annotation><dc:date>2015-05-14T16:30:29.245432000</dc:date><text:list text:continue-numbering="true"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TH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text:span text:style-name="T2"><office:annotation><dc:date>2015-05-14T16:30:29.263254000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/text:span><text:span text:style-name="T2"><office:annotation><dc:date>2015-05-14T16:30:29.325195000</dc:date><text:list text:continue-numbering="true" text:style-name=""><text:list-item><text:p>&lt;!--[if gte mso 10]&gt;</text:p></text:list-item></text:list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</text:p><text:p><text:tab/>mso-bidi-language:TH;}</text:p><text:p>&lt;/style&gt;</text:p><text:p>&lt;![endif]--&gt;</text:p></office:annotation></text:span><text:span text:style-name="T2"><office:annotation><dc:date>2015-05-14T16:30:29.325243000</dc:date><text:list text:continue-numbering="true" text:style-name=""><text:list-item><text:p>&lt;!--StartFragment--&gt;</text:p></text:list-item></text:list></office:annotation></text:span><text:span text:style-name="T2">3.6 </text:span><text:span text:style-name="T4">สรุปผลการทดสอบระบบงาน</text:span></text:p>
      <text:p text:style-name="P3"><text:span text:style-name="T3">จากการทดสอบการใช้งานด้วยการถ่ายภาพตัวอย่างตราสัญลักษณ์ ที่ผู้จัดทำได้เตรียมเอาไว้ และได้ทำการใส</text:span><text:span text:style-name="T4">่ข้อมูลต้นแบบสำหรับใช้ในการประมวลผลภาพ</text:span> <text:span text:style-name="T3">ที่มีลักษณะแต่งต่าง ทางด้านรูปร่าง เช่น สี่เหลี่ยม สามเหลี่ยม วงกลม  พบว่าการเปรียบเทียบ ภาพถ่ายด้วยวิธีการ </text:span><text:span text:style-name="T1">Template Matching </text:span><text:span text:style-name="T3">ที่ผู้ดำเนินโครงการเลือกใช้เป็นวิธีการ ตรวจสอบนั้น ยังไม่สามารถตรวจสอบได้อย่างถูกต้องตามที่ได้คาดการณ์เอาไว้ </text:span><text:span text:style-name="T5">โดยผู้จัดทำได้ การทดสอบสองรูปแบบ</text:span></text:p>
      <text:p text:style-name="P4"><text:span text:style-name="T3">3.6.1 การทดสอบแบบ Black Box Testing</text:span></text:p>
      <text:p text:style-name="P4"><text:span text:style-name="T3"><text:tab/>เป็นการทดสอบโดยให้ผู้ใช้งานทั่วไปทำการใช้งาน แอพลิเคชั่น ตามขั้นตอนที่ได้ออกแบบเอาไว้ เพื่อตรวจสอบผลการทำงานของ แอพลิเคชั่น</text:span></text:p>
      <text:p text:style-name="P4"><text:span text:style-name="T3">3.6.2 การทดสอบแบบ White Box Testing</text:span></text:p>
      <text:p text:style-name="P4"><text:span text:style-name="T3"><text:tab/>เป็นการทดสอบโดยผู้จัดทำ ทำการดูผลที่ได้จาก การสั่งให้แอพลิเคชั่นทำงานโดยที่จะทำการเชื่อมต่ออุปกรณ์ที่ใช้ทำการทดสอบ แล้วทำการอ่านค่าที่ได้จากการใช้คำสั่งประมวลผล ในเครื่องมือที่ใช้พัฒนา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Text_20_body"><office:annotation><dc:date>2015-05-14T16:30:29.329733000</dc:date><text:list text:continue-numbering="true" text:style-name=""><text:list-item><text:p>&lt;!--EndFragment--&gt;</text:p></text:list-item></text:list></office:annotatio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.Helvetica Neue DeskInterface" svg:font-family="'.Helvetica Neue DeskInterfa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6:25:16.872834000</meta:creation-date>
    <dc:date>2015-05-14T16:44:42.955814000</dc:date>
    <meta:editing-duration>PT4M14S</meta:editing-duration>
    <meta:editing-cycles>1</meta:editing-cycles>
    <meta:document-statistic meta:table-count="0" meta:image-count="0" meta:object-count="0" meta:page-count="1" meta:paragraph-count="10" meta:word-count="238" meta:character-count="807" meta:non-whitespace-character-count="758"/>
    <meta:generator>LibreOffice/4.1.4.2$MacOSX_x86 LibreOffice_project/0a0440ccc0227ad9829de5f46be37cfb6edcf72</meta:generator>
  </office:meta>
</office:document-meta>
</file>